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先にある白銀の森を抜ければ、魔界門が
あった場所へ着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さっき通ったばっかだから、余裕だね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魔力の影響で魔物が強力になって
いるかも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油断は禁物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すね。　万全の準備を整えて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我々は、魔物が街に侵入してこないように
　守りを固め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魔物を倒すことはできずとも、住民の盾に
　ならなることができるはず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状況がまずくなったら、船に乗せて脱出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無理は良く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がんばって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熾天少女たち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よいよ最後の戦いじゃ。　そなた達の
健闘を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？？？
「うひいいいいぃぃぃ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！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?!</text:p>
          </table:table-cell>
          <table:table-cell table:number-columns-repeated="1020"/>
        </table:table-row>
        <table:table-row>
          <table:table-cell table:style-name="ce0" office:value-type="string">
            <text:p>お、お、お、お助けええぇぇ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ビ、ビオラさん・・・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何があったのじゃ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、強い変形した魔物の地形に追われれれ
れれれ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！！　これはこれはカルーナ姫！
ごきげんうる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ええ！！？？　なんでカルーナ姫が
こんな所にいいぃ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ビオラ！　落ち着かんか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冷静に、何があったのか説明して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、すす、す、すみません、色々
ありまして、つ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順を追ってお話し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きほど、白銀の森の方から爆音と地響きが
ありましたよね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界門を破壊した時のこと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非番だったため気分よく入浴していたあたし
でしたが、一大事を感じ取り、さっそうと退浴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「退浴」って言葉は今あたしが考え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白銀の森へと駆けつけ、ただならぬ
雰囲気を悟ったあたし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単身、森の中へと偵察を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の人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時、あたしは目を疑った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に森は無く、代わりに隆起した大地と
禍々しい岩肌が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森が・・・無い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地形が変わってしまっているんです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とおり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岩肌に入口とおぼしき大穴を発見した
あたしは、恐怖に駆られつつも中へと足を
踏み入れたわけで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魔物でひしめき合っており、もはや
無我夢中でここまで逃げ帰ってきた次第
なの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りあえず無事で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まったく、お前は相変わらず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浸透の影響で魔物が強化されている
上に、地形までも変わってしまっているとは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力って便利だ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だからと言って退くわけにはいかない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行こ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ね。　これが最後の戦いになるかも
しれ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合い入れ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ーー！！　元気なら任せとけ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さん、準備はしっかりしていきましょう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必ず凱旋しましょ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ーし！　撃って撃って撃ちまくるゾ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なの健闘を祈ろう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あ、熾天少女たちよ！　今こそ決戦の時じゃ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事、煉絶の姫君を討ちとってみせよ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ーーーーー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